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.Reference( Project p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.getRe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.setRef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.Referenc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.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erence.setProject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.getReferencedObject( Project fallb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erence.getReferenced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